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等寬正�" svg:font-family="文泉驛等寬正�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ader Here</text:h>
      <text:p text:style-name="MyStyle">Hello world and other such interesting text.</text:p>
      <text:p text:style-name="MyStyle">A new paragraph.</text:p>
      <text:p text:style-name="MyStyle">This is <text:span text:style-name="T1">bold text</text:span><text:span text:style-name="T2"> and this is not.</text:span></text:p>
      <text:h text:style-name="GreenHeader" text:outline-level="1" text:is-list-header="true"><text:span text:style-name="T2">Green Header</text:span></text:h>
      <text:p text:style-name="MyStyle"><text:span text:style-name="T2">My text after a green head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等寬正�" svg:font-family="文泉驛等寬正�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文泉驛等寬正�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驛等寬正�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MyStyle" style:family="paragraph" style:parent-style-name="Standard" style:class="text">
      <style:text-properties fo:language="en" fo:country="AU"/>
    </style:style>
    <style:style style:name="GreenHeader" style:family="paragraph" style:parent-style-name="Heading_20_1" style:class="text">
      <style:text-properties fo:color="#66ff99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n C</meta:initial-creator>
    <meta:creation-date>2012-09-24T20:53:58</meta:creation-date>
    <dc:date>2015-08-23T18:09:20</dc:date>
    <dc:creator>Ian C</dc:creator>
    <meta:editing-duration>PT25M</meta:editing-duration>
    <meta:editing-cycles>9</meta:editing-cycles>
    <meta:generator>OpenOffice/4.0.0$Unix OpenOffice.org_project/400m3$Build-9702</meta:generator>
    <meta:document-statistic meta:table-count="0" meta:image-count="0" meta:object-count="0" meta:page-count="1" meta:paragraph-count="6" meta:word-count="28" meta:character-count="146"/>
  </office:meta>
</office:document-meta>
</file>